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resulat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2" table:default-cell-style-name="ce2"/>
        <table:table-column table:style-name="co2" table:default-cell-style-name="ce4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Jour 0 / Debout / NPA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Jour 0 / Couche / NPA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Jour 0 / Debout / sans NPA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Jour 0 / Couche / sans NPA</text:p>
          </table:table-cell>
          <table:covered-table-cell table:style-name="Default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Angle</text:p>
          </table:table-cell>
          <table:table-cell/>
          <table:table-cell table:style-name="Default"/>
          <table:table-cell table:style-name="ce3" office:value-type="string" calcext:value-type="string">
            <text:p>Angle</text:p>
          </table:table-cell>
          <table:table-cell/>
          <table:table-cell table:style-name="Default"/>
          <table:table-cell table:style-name="ce3" office:value-type="string" calcext:value-type="string">
            <text:p>Angle</text:p>
          </table:table-cell>
          <table:table-cell/>
          <table:table-cell table:style-name="Default"/>
          <table:table-cell table:style-name="ce3" office:value-type="string" calcext:value-type="string">
            <text:p>Angle</text:p>
          </table:table-cell>
        </table:table-row>
        <table:table-row table:style-name="ro1">
          <table:table-cell/>
          <table:table-cell office:value-type="string" calcext:value-type="string">
            <text:p>Plante 1</text:p>
          </table:table-cell>
          <table:table-cell office:value-type="float" office:value="168.527" calcext:value-type="float">
            <text:p>168,53</text:p>
          </table:table-cell>
          <table:table-cell/>
          <table:table-cell office:value-type="string" calcext:value-type="string">
            <text:p>Plante 1</text:p>
          </table:table-cell>
          <table:table-cell office:value-type="float" office:value="163.241" calcext:value-type="float">
            <text:p>163,24</text:p>
          </table:table-cell>
          <table:table-cell/>
          <table:table-cell office:value-type="string" calcext:value-type="string">
            <text:p>Plante 1</text:p>
          </table:table-cell>
          <table:table-cell office:value-type="float" office:value="168.527" calcext:value-type="float">
            <text:p>168,53</text:p>
          </table:table-cell>
          <table:table-cell/>
          <table:table-cell office:value-type="string" calcext:value-type="string">
            <text:p>Plante 1</text:p>
          </table:table-cell>
          <table:table-cell office:value-type="float" office:value="163.241" calcext:value-type="float">
            <text:p>163,24</text:p>
          </table:table-cell>
        </table:table-row>
        <table:table-row table:style-name="ro1">
          <table:table-cell/>
          <table:table-cell office:value-type="string" calcext:value-type="string">
            <text:p>Plante 2</text:p>
          </table:table-cell>
          <table:table-cell office:value-type="float" office:value="173.283" calcext:value-type="float">
            <text:p>173,28</text:p>
          </table:table-cell>
          <table:table-cell/>
          <table:table-cell office:value-type="string" calcext:value-type="string">
            <text:p>Plante 2</text:p>
          </table:table-cell>
          <table:table-cell office:value-type="float" office:value="173.322" calcext:value-type="float">
            <text:p>173,32</text:p>
          </table:table-cell>
          <table:table-cell/>
          <table:table-cell office:value-type="string" calcext:value-type="string">
            <text:p>Plante 2</text:p>
          </table:table-cell>
          <table:table-cell office:value-type="float" office:value="173.283" calcext:value-type="float">
            <text:p>173,28</text:p>
          </table:table-cell>
          <table:table-cell/>
          <table:table-cell office:value-type="string" calcext:value-type="string">
            <text:p>Plante 2</text:p>
          </table:table-cell>
          <table:table-cell office:value-type="float" office:value="173.322" calcext:value-type="float">
            <text:p>173,32</text:p>
          </table:table-cell>
        </table:table-row>
        <table:table-row table:style-name="ro1">
          <table:table-cell/>
          <table:table-cell office:value-type="string" calcext:value-type="string">
            <text:p>Plante 3</text:p>
          </table:table-cell>
          <table:table-cell office:value-type="float" office:value="177.797" calcext:value-type="float">
            <text:p>177,80</text:p>
          </table:table-cell>
          <table:table-cell/>
          <table:table-cell office:value-type="string" calcext:value-type="string">
            <text:p>Plante 3</text:p>
          </table:table-cell>
          <table:table-cell office:value-type="float" office:value="159.392" calcext:value-type="float">
            <text:p>159,39</text:p>
          </table:table-cell>
          <table:table-cell/>
          <table:table-cell office:value-type="string" calcext:value-type="string">
            <text:p>Plante 3</text:p>
          </table:table-cell>
          <table:table-cell office:value-type="float" office:value="177.797" calcext:value-type="float">
            <text:p>177,80</text:p>
          </table:table-cell>
          <table:table-cell/>
          <table:table-cell office:value-type="string" calcext:value-type="string">
            <text:p>Plante 3</text:p>
          </table:table-cell>
          <table:table-cell office:value-type="float" office:value="159.392" calcext:value-type="float">
            <text:p>159,39</text:p>
          </table:table-cell>
        </table:table-row>
        <table:table-row table:style-name="ro1">
          <table:table-cell/>
          <table:table-cell office:value-type="string" calcext:value-type="string">
            <text:p>Plante 4</text:p>
          </table:table-cell>
          <table:table-cell office:value-type="float" office:value="169.992" calcext:value-type="float">
            <text:p>169,99</text:p>
          </table:table-cell>
          <table:table-cell/>
          <table:table-cell office:value-type="string" calcext:value-type="string">
            <text:p>Plante 4</text:p>
          </table:table-cell>
          <table:table-cell office:value-type="float" office:value="164.078" calcext:value-type="float">
            <text:p>164,08</text:p>
          </table:table-cell>
          <table:table-cell/>
          <table:table-cell office:value-type="string" calcext:value-type="string">
            <text:p>Plante 4</text:p>
          </table:table-cell>
          <table:table-cell office:value-type="float" office:value="169.992" calcext:value-type="float">
            <text:p>169,99</text:p>
          </table:table-cell>
          <table:table-cell/>
          <table:table-cell office:value-type="string" calcext:value-type="string">
            <text:p>Plante 4</text:p>
          </table:table-cell>
          <table:table-cell office:value-type="float" office:value="164.078" calcext:value-type="float">
            <text:p>164,08</text:p>
          </table:table-cell>
        </table:table-row>
        <table:table-row table:style-name="ro1">
          <table:table-cell/>
          <table:table-cell office:value-type="string" calcext:value-type="string">
            <text:p>Plante 5</text:p>
          </table:table-cell>
          <table:table-cell office:value-type="float" office:value="175.236" calcext:value-type="float">
            <text:p>175,24</text:p>
          </table:table-cell>
          <table:table-cell/>
          <table:table-cell office:value-type="string" calcext:value-type="string">
            <text:p>Plante 5</text:p>
          </table:table-cell>
          <table:table-cell office:value-type="float" office:value="167.207" calcext:value-type="float">
            <text:p>167,21</text:p>
          </table:table-cell>
          <table:table-cell/>
          <table:table-cell office:value-type="string" calcext:value-type="string">
            <text:p>Plante 5</text:p>
          </table:table-cell>
          <table:table-cell office:value-type="float" office:value="175.236" calcext:value-type="float">
            <text:p>175,24</text:p>
          </table:table-cell>
          <table:table-cell/>
          <table:table-cell office:value-type="string" calcext:value-type="string">
            <text:p>Plante 5</text:p>
          </table:table-cell>
          <table:table-cell office:value-type="float" office:value="167.207" calcext:value-type="float">
            <text:p>167,21</text:p>
          </table:table-cell>
        </table:table-row>
        <table:table-row table:style-name="ro1">
          <table:table-cell/>
          <table:table-cell office:value-type="string" calcext:value-type="string">
            <text:p>Plante 6</text:p>
          </table:table-cell>
          <table:table-cell office:value-type="float" office:value="177.78" calcext:value-type="float">
            <text:p>177,78</text:p>
          </table:table-cell>
          <table:table-cell/>
          <table:table-cell office:value-type="string" calcext:value-type="string">
            <text:p>Plante 6</text:p>
          </table:table-cell>
          <table:table-cell office:value-type="float" office:value="169.38" calcext:value-type="float">
            <text:p>169,38</text:p>
          </table:table-cell>
          <table:table-cell/>
          <table:table-cell office:value-type="string" calcext:value-type="string">
            <text:p>Plante 6</text:p>
          </table:table-cell>
          <table:table-cell office:value-type="float" office:value="177.78" calcext:value-type="float">
            <text:p>177,78</text:p>
          </table:table-cell>
          <table:table-cell/>
          <table:table-cell office:value-type="string" calcext:value-type="string">
            <text:p>Plante 6</text:p>
          </table:table-cell>
          <table:table-cell office:value-type="float" office:value="169.38" calcext:value-type="float">
            <text:p>169,38</text:p>
          </table:table-cell>
        </table:table-row>
        <table:table-row table:style-name="ro1">
          <table:table-cell/>
          <table:table-cell office:value-type="string" calcext:value-type="string">
            <text:p>Plante 7</text:p>
          </table:table-cell>
          <table:table-cell office:value-type="float" office:value="180" calcext:value-type="float">
            <text:p>180,00</text:p>
          </table:table-cell>
          <table:table-cell/>
          <table:table-cell office:value-type="string" calcext:value-type="string">
            <text:p>Plante 7</text:p>
          </table:table-cell>
          <table:table-cell office:value-type="float" office:value="168.247" calcext:value-type="float">
            <text:p>168,25</text:p>
          </table:table-cell>
          <table:table-cell/>
          <table:table-cell office:value-type="string" calcext:value-type="string">
            <text:p>Plante 7</text:p>
          </table:table-cell>
          <table:table-cell office:value-type="float" office:value="180" calcext:value-type="float">
            <text:p>180,00</text:p>
          </table:table-cell>
          <table:table-cell/>
          <table:table-cell office:value-type="string" calcext:value-type="string">
            <text:p>Plante 7</text:p>
          </table:table-cell>
          <table:table-cell office:value-type="float" office:value="168.247" calcext:value-type="float">
            <text:p>168,25</text:p>
          </table:table-cell>
        </table:table-row>
        <table:table-row table:style-name="ro1">
          <table:table-cell/>
          <table:table-cell office:value-type="string" calcext:value-type="string">
            <text:p>Plante 8</text:p>
          </table:table-cell>
          <table:table-cell office:value-type="float" office:value="179.751" calcext:value-type="float">
            <text:p>179,75</text:p>
          </table:table-cell>
          <table:table-cell/>
          <table:table-cell office:value-type="string" calcext:value-type="string">
            <text:p>Plante 8</text:p>
          </table:table-cell>
          <table:table-cell office:value-type="float" office:value="168.69" calcext:value-type="float">
            <text:p>168,69</text:p>
          </table:table-cell>
          <table:table-cell/>
          <table:table-cell office:value-type="string" calcext:value-type="string">
            <text:p>Plante 8</text:p>
          </table:table-cell>
          <table:table-cell office:value-type="float" office:value="179.751" calcext:value-type="float">
            <text:p>179,75</text:p>
          </table:table-cell>
          <table:table-cell/>
          <table:table-cell office:value-type="string" calcext:value-type="string">
            <text:p>Plante 8</text:p>
          </table:table-cell>
          <table:table-cell office:value-type="float" office:value="168.69" calcext:value-type="float">
            <text:p>168,69</text:p>
          </table:table-cell>
        </table:table-row>
        <table:table-row table:style-name="ro1">
          <table:table-cell/>
          <table:table-cell office:value-type="string" calcext:value-type="string">
            <text:p>Plante 9</text:p>
          </table:table-cell>
          <table:table-cell office:value-type="float" office:value="177.949" calcext:value-type="float">
            <text:p>177,95</text:p>
          </table:table-cell>
          <table:table-cell/>
          <table:table-cell office:value-type="string" calcext:value-type="string">
            <text:p>Plante 9</text:p>
          </table:table-cell>
          <table:table-cell office:value-type="float" office:value="164.407" calcext:value-type="float">
            <text:p>164,41</text:p>
          </table:table-cell>
          <table:table-cell/>
          <table:table-cell office:value-type="string" calcext:value-type="string">
            <text:p>Plante 9</text:p>
          </table:table-cell>
          <table:table-cell office:value-type="float" office:value="177.949" calcext:value-type="float">
            <text:p>177,95</text:p>
          </table:table-cell>
          <table:table-cell/>
          <table:table-cell office:value-type="string" calcext:value-type="string">
            <text:p>Plante 9</text:p>
          </table:table-cell>
          <table:table-cell office:value-type="float" office:value="164.407" calcext:value-type="float">
            <text:p>164,41</text:p>
          </table:table-cell>
        </table:table-row>
        <table:table-row table:style-name="ro1">
          <table:table-cell/>
          <table:table-cell office:value-type="string" calcext:value-type="string">
            <text:p>Plante 10</text:p>
          </table:table-cell>
          <table:table-cell office:value-type="float" office:value="170.254" calcext:value-type="float">
            <text:p>170,25</text:p>
          </table:table-cell>
          <table:table-cell/>
          <table:table-cell office:value-type="string" calcext:value-type="string">
            <text:p>Plante 10</text:p>
          </table:table-cell>
          <table:table-cell office:value-type="float" office:value="173.064" calcext:value-type="float">
            <text:p>173,06</text:p>
          </table:table-cell>
          <table:table-cell/>
          <table:table-cell office:value-type="string" calcext:value-type="string">
            <text:p>Plante 10</text:p>
          </table:table-cell>
          <table:table-cell office:value-type="float" office:value="170.254" calcext:value-type="float">
            <text:p>170,25</text:p>
          </table:table-cell>
          <table:table-cell/>
          <table:table-cell office:value-type="string" calcext:value-type="string">
            <text:p>Plante 10</text:p>
          </table:table-cell>
          <table:table-cell office:value-type="float" office:value="173.064" calcext:value-type="float">
            <text:p>173,06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Jour 1 / Debout / NPA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Jour 1 / Couche / NPA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Jour 1 / Debout / sans NPA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Jour 1 / Couche / sans NPA</text:p>
          </table:table-cell>
          <table:covered-table-cell table:style-name="Default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Angle</text:p>
          </table:table-cell>
          <table:table-cell/>
          <table:table-cell table:style-name="Default"/>
          <table:table-cell table:style-name="ce3" office:value-type="string" calcext:value-type="string">
            <text:p>Angle</text:p>
          </table:table-cell>
          <table:table-cell/>
          <table:table-cell table:style-name="Default"/>
          <table:table-cell table:style-name="ce3" office:value-type="string" calcext:value-type="string">
            <text:p>Angle</text:p>
          </table:table-cell>
          <table:table-cell/>
          <table:table-cell table:style-name="Default"/>
          <table:table-cell table:style-name="ce3" office:value-type="string" calcext:value-type="string">
            <text:p>Angle</text:p>
          </table:table-cell>
        </table:table-row>
        <table:table-row table:style-name="ro1">
          <table:table-cell/>
          <table:table-cell office:value-type="string" calcext:value-type="string">
            <text:p>Plante 1</text:p>
          </table:table-cell>
          <table:table-cell office:value-type="float" office:value="168.527" calcext:value-type="float">
            <text:p>168,53</text:p>
          </table:table-cell>
          <table:table-cell/>
          <table:table-cell office:value-type="string" calcext:value-type="string">
            <text:p>Plante 1</text:p>
          </table:table-cell>
          <table:table-cell office:value-type="float" office:value="163.241" calcext:value-type="float">
            <text:p>163,24</text:p>
          </table:table-cell>
          <table:table-cell/>
          <table:table-cell office:value-type="string" calcext:value-type="string">
            <text:p>Plante 1</text:p>
          </table:table-cell>
          <table:table-cell office:value-type="float" office:value="168.527" calcext:value-type="float">
            <text:p>168,53</text:p>
          </table:table-cell>
          <table:table-cell/>
          <table:table-cell office:value-type="string" calcext:value-type="string">
            <text:p>Plante 1</text:p>
          </table:table-cell>
          <table:table-cell office:value-type="float" office:value="163.241" calcext:value-type="float">
            <text:p>163,24</text:p>
          </table:table-cell>
        </table:table-row>
        <table:table-row table:style-name="ro1">
          <table:table-cell/>
          <table:table-cell office:value-type="string" calcext:value-type="string">
            <text:p>Plante 2</text:p>
          </table:table-cell>
          <table:table-cell office:value-type="float" office:value="173.283" calcext:value-type="float">
            <text:p>173,28</text:p>
          </table:table-cell>
          <table:table-cell/>
          <table:table-cell office:value-type="string" calcext:value-type="string">
            <text:p>Plante 2</text:p>
          </table:table-cell>
          <table:table-cell office:value-type="float" office:value="173.322" calcext:value-type="float">
            <text:p>173,32</text:p>
          </table:table-cell>
          <table:table-cell/>
          <table:table-cell office:value-type="string" calcext:value-type="string">
            <text:p>Plante 2</text:p>
          </table:table-cell>
          <table:table-cell office:value-type="float" office:value="173.283" calcext:value-type="float">
            <text:p>173,28</text:p>
          </table:table-cell>
          <table:table-cell/>
          <table:table-cell office:value-type="string" calcext:value-type="string">
            <text:p>Plante 2</text:p>
          </table:table-cell>
          <table:table-cell office:value-type="float" office:value="173.322" calcext:value-type="float">
            <text:p>173,32</text:p>
          </table:table-cell>
        </table:table-row>
        <table:table-row table:style-name="ro1">
          <table:table-cell/>
          <table:table-cell office:value-type="string" calcext:value-type="string">
            <text:p>Plante 3</text:p>
          </table:table-cell>
          <table:table-cell office:value-type="float" office:value="177.797" calcext:value-type="float">
            <text:p>177,80</text:p>
          </table:table-cell>
          <table:table-cell/>
          <table:table-cell office:value-type="string" calcext:value-type="string">
            <text:p>Plante 3</text:p>
          </table:table-cell>
          <table:table-cell office:value-type="float" office:value="159.392" calcext:value-type="float">
            <text:p>159,39</text:p>
          </table:table-cell>
          <table:table-cell/>
          <table:table-cell office:value-type="string" calcext:value-type="string">
            <text:p>Plante 3</text:p>
          </table:table-cell>
          <table:table-cell office:value-type="float" office:value="177.797" calcext:value-type="float">
            <text:p>177,80</text:p>
          </table:table-cell>
          <table:table-cell/>
          <table:table-cell office:value-type="string" calcext:value-type="string">
            <text:p>Plante 3</text:p>
          </table:table-cell>
          <table:table-cell office:value-type="float" office:value="159.392" calcext:value-type="float">
            <text:p>159,39</text:p>
          </table:table-cell>
        </table:table-row>
        <table:table-row table:style-name="ro1">
          <table:table-cell/>
          <table:table-cell office:value-type="string" calcext:value-type="string">
            <text:p>Plante 4</text:p>
          </table:table-cell>
          <table:table-cell office:value-type="float" office:value="169.992" calcext:value-type="float">
            <text:p>169,99</text:p>
          </table:table-cell>
          <table:table-cell/>
          <table:table-cell office:value-type="string" calcext:value-type="string">
            <text:p>Plante 4</text:p>
          </table:table-cell>
          <table:table-cell office:value-type="float" office:value="164.078" calcext:value-type="float">
            <text:p>164,08</text:p>
          </table:table-cell>
          <table:table-cell/>
          <table:table-cell office:value-type="string" calcext:value-type="string">
            <text:p>Plante 4</text:p>
          </table:table-cell>
          <table:table-cell office:value-type="float" office:value="169.992" calcext:value-type="float">
            <text:p>169,99</text:p>
          </table:table-cell>
          <table:table-cell/>
          <table:table-cell office:value-type="string" calcext:value-type="string">
            <text:p>Plante 4</text:p>
          </table:table-cell>
          <table:table-cell office:value-type="float" office:value="164.078" calcext:value-type="float">
            <text:p>164,08</text:p>
          </table:table-cell>
        </table:table-row>
        <table:table-row table:style-name="ro1">
          <table:table-cell/>
          <table:table-cell office:value-type="string" calcext:value-type="string">
            <text:p>Plante 5</text:p>
          </table:table-cell>
          <table:table-cell office:value-type="float" office:value="175.236" calcext:value-type="float">
            <text:p>175,24</text:p>
          </table:table-cell>
          <table:table-cell/>
          <table:table-cell office:value-type="string" calcext:value-type="string">
            <text:p>Plante 5</text:p>
          </table:table-cell>
          <table:table-cell office:value-type="float" office:value="167.207" calcext:value-type="float">
            <text:p>167,21</text:p>
          </table:table-cell>
          <table:table-cell/>
          <table:table-cell office:value-type="string" calcext:value-type="string">
            <text:p>Plante 5</text:p>
          </table:table-cell>
          <table:table-cell office:value-type="float" office:value="175.236" calcext:value-type="float">
            <text:p>175,24</text:p>
          </table:table-cell>
          <table:table-cell/>
          <table:table-cell office:value-type="string" calcext:value-type="string">
            <text:p>Plante 5</text:p>
          </table:table-cell>
          <table:table-cell office:value-type="float" office:value="167.207" calcext:value-type="float">
            <text:p>167,21</text:p>
          </table:table-cell>
        </table:table-row>
        <table:table-row table:style-name="ro1">
          <table:table-cell/>
          <table:table-cell office:value-type="string" calcext:value-type="string">
            <text:p>Plante 6</text:p>
          </table:table-cell>
          <table:table-cell office:value-type="float" office:value="177.78" calcext:value-type="float">
            <text:p>177,78</text:p>
          </table:table-cell>
          <table:table-cell/>
          <table:table-cell office:value-type="string" calcext:value-type="string">
            <text:p>Plante 6</text:p>
          </table:table-cell>
          <table:table-cell office:value-type="float" office:value="169.38" calcext:value-type="float">
            <text:p>169,38</text:p>
          </table:table-cell>
          <table:table-cell/>
          <table:table-cell office:value-type="string" calcext:value-type="string">
            <text:p>Plante 6</text:p>
          </table:table-cell>
          <table:table-cell office:value-type="float" office:value="177.78" calcext:value-type="float">
            <text:p>177,78</text:p>
          </table:table-cell>
          <table:table-cell/>
          <table:table-cell office:value-type="string" calcext:value-type="string">
            <text:p>Plante 6</text:p>
          </table:table-cell>
          <table:table-cell office:value-type="float" office:value="169.38" calcext:value-type="float">
            <text:p>169,38</text:p>
          </table:table-cell>
        </table:table-row>
        <table:table-row table:style-name="ro1">
          <table:table-cell/>
          <table:table-cell office:value-type="string" calcext:value-type="string">
            <text:p>Plante 7</text:p>
          </table:table-cell>
          <table:table-cell office:value-type="float" office:value="180" calcext:value-type="float">
            <text:p>180,00</text:p>
          </table:table-cell>
          <table:table-cell/>
          <table:table-cell office:value-type="string" calcext:value-type="string">
            <text:p>Plante 7</text:p>
          </table:table-cell>
          <table:table-cell office:value-type="float" office:value="168.247" calcext:value-type="float">
            <text:p>168,25</text:p>
          </table:table-cell>
          <table:table-cell/>
          <table:table-cell office:value-type="string" calcext:value-type="string">
            <text:p>Plante 7</text:p>
          </table:table-cell>
          <table:table-cell office:value-type="float" office:value="180" calcext:value-type="float">
            <text:p>180,00</text:p>
          </table:table-cell>
          <table:table-cell/>
          <table:table-cell office:value-type="string" calcext:value-type="string">
            <text:p>Plante 7</text:p>
          </table:table-cell>
          <table:table-cell office:value-type="float" office:value="168.247" calcext:value-type="float">
            <text:p>168,25</text:p>
          </table:table-cell>
        </table:table-row>
        <table:table-row table:style-name="ro1">
          <table:table-cell/>
          <table:table-cell office:value-type="string" calcext:value-type="string">
            <text:p>Plante 8</text:p>
          </table:table-cell>
          <table:table-cell office:value-type="float" office:value="179.751" calcext:value-type="float">
            <text:p>179,75</text:p>
          </table:table-cell>
          <table:table-cell/>
          <table:table-cell office:value-type="string" calcext:value-type="string">
            <text:p>Plante 8</text:p>
          </table:table-cell>
          <table:table-cell office:value-type="float" office:value="168.69" calcext:value-type="float">
            <text:p>168,69</text:p>
          </table:table-cell>
          <table:table-cell/>
          <table:table-cell office:value-type="string" calcext:value-type="string">
            <text:p>Plante 8</text:p>
          </table:table-cell>
          <table:table-cell office:value-type="float" office:value="179.751" calcext:value-type="float">
            <text:p>179,75</text:p>
          </table:table-cell>
          <table:table-cell/>
          <table:table-cell office:value-type="string" calcext:value-type="string">
            <text:p>Plante 8</text:p>
          </table:table-cell>
          <table:table-cell office:value-type="float" office:value="168.69" calcext:value-type="float">
            <text:p>168,69</text:p>
          </table:table-cell>
        </table:table-row>
        <table:table-row table:style-name="ro1">
          <table:table-cell/>
          <table:table-cell office:value-type="string" calcext:value-type="string">
            <text:p>Plante 9</text:p>
          </table:table-cell>
          <table:table-cell office:value-type="float" office:value="177.949" calcext:value-type="float">
            <text:p>177,95</text:p>
          </table:table-cell>
          <table:table-cell/>
          <table:table-cell office:value-type="string" calcext:value-type="string">
            <text:p>Plante 9</text:p>
          </table:table-cell>
          <table:table-cell office:value-type="float" office:value="164.407" calcext:value-type="float">
            <text:p>164,41</text:p>
          </table:table-cell>
          <table:table-cell/>
          <table:table-cell office:value-type="string" calcext:value-type="string">
            <text:p>Plante 9</text:p>
          </table:table-cell>
          <table:table-cell office:value-type="float" office:value="177.949" calcext:value-type="float">
            <text:p>177,95</text:p>
          </table:table-cell>
          <table:table-cell/>
          <table:table-cell office:value-type="string" calcext:value-type="string">
            <text:p>Plante 9</text:p>
          </table:table-cell>
          <table:table-cell office:value-type="float" office:value="164.407" calcext:value-type="float">
            <text:p>164,41</text:p>
          </table:table-cell>
        </table:table-row>
        <table:table-row table:style-name="ro1">
          <table:table-cell/>
          <table:table-cell office:value-type="string" calcext:value-type="string">
            <text:p>Plante 10</text:p>
          </table:table-cell>
          <table:table-cell office:value-type="float" office:value="170.254" calcext:value-type="float">
            <text:p>170,25</text:p>
          </table:table-cell>
          <table:table-cell/>
          <table:table-cell office:value-type="string" calcext:value-type="string">
            <text:p>Plante 10</text:p>
          </table:table-cell>
          <table:table-cell office:value-type="float" office:value="173.064" calcext:value-type="float">
            <text:p>173,06</text:p>
          </table:table-cell>
          <table:table-cell/>
          <table:table-cell office:value-type="string" calcext:value-type="string">
            <text:p>Plante 10</text:p>
          </table:table-cell>
          <table:table-cell office:value-type="float" office:value="170.254" calcext:value-type="float">
            <text:p>170,25</text:p>
          </table:table-cell>
          <table:table-cell/>
          <table:table-cell office:value-type="string" calcext:value-type="string">
            <text:p>Plante 10</text:p>
          </table:table-cell>
          <table:table-cell office:value-type="float" office:value="173.064" calcext:value-type="float">
            <text:p>173,06</text:p>
          </table:table-cell>
        </table:table-row>
      </table:table>
      <table:table table:name="Sheet3" table:style-name="ta1">
        <table:table-column table:style-name="co3" table:default-cell-style-name="ce3"/>
        <table:table-column table:style-name="co3" table:number-columns-repeated="2" table:default-cell-style-name="ce4"/>
        <table:table-column table:style-name="co3" table:number-columns-repeated="2" table:default-cell-style-name="ce3"/>
        <table:table-column table:style-name="co2" table:number-columns-repeated="1019" table:default-cell-style-name="Default"/>
        <table:table-row table:style-name="ro1">
          <table:table-cell table:style-name="ce5" office:value-type="string" calcext:value-type="string">
            <text:p>Plante </text:p>
          </table:table-cell>
          <table:table-cell table:style-name="ce6" office:value-type="string" calcext:value-type="string">
            <text:p>Angle Jour 0</text:p>
          </table:table-cell>
          <table:table-cell table:style-name="ce6" office:value-type="string" calcext:value-type="string">
            <text:p>Angle Jour 1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NPA</text:p>
          </table:table-cell>
          <table:table-cell table:style-name="ce7" table:number-columns-repeated="1019"/>
        </table:table-row>
        <table:table-row table:style-name="ro1">
          <table:table-cell office:value-type="string" calcext:value-type="string">
            <text:p>Plante 1</text:p>
          </table:table-cell>
          <table:table-cell office:value-type="float" office:value="168.527" calcext:value-type="float">
            <text:p>168,53</text:p>
          </table:table-cell>
          <table:table-cell office:value-type="float" office:value="155.075" calcext:value-type="float">
            <text:p>155,08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</text:p>
          </table:table-cell>
          <table:table-cell office:value-type="float" office:value="173.283" calcext:value-type="float">
            <text:p>173,28</text:p>
          </table:table-cell>
          <table:table-cell office:value-type="float" office:value="147.071" calcext:value-type="float">
            <text:p>147,07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</text:p>
          </table:table-cell>
          <table:table-cell office:value-type="float" office:value="177.797" calcext:value-type="float">
            <text:p>177,80</text:p>
          </table:table-cell>
          <table:table-cell office:value-type="float" office:value="177.056" calcext:value-type="float">
            <text:p>177,06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4</text:p>
          </table:table-cell>
          <table:table-cell office:value-type="float" office:value="169.992" calcext:value-type="float">
            <text:p>169,99</text:p>
          </table:table-cell>
          <table:table-cell office:value-type="float" office:value="171.355" calcext:value-type="float">
            <text:p>171,36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5</text:p>
          </table:table-cell>
          <table:table-cell office:value-type="float" office:value="175.236" calcext:value-type="float">
            <text:p>175,24</text:p>
          </table:table-cell>
          <table:table-cell office:value-type="float" office:value="177.039" calcext:value-type="float">
            <text:p>177,04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6</text:p>
          </table:table-cell>
          <table:table-cell office:value-type="float" office:value="177.78" calcext:value-type="float">
            <text:p>177,78</text:p>
          </table:table-cell>
          <table:table-cell office:value-type="float" office:value="178.83" calcext:value-type="float">
            <text:p>178,83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7</text:p>
          </table:table-cell>
          <table:table-cell office:value-type="float" office:value="180" calcext:value-type="float">
            <text:p>180,00</text:p>
          </table:table-cell>
          <table:table-cell office:value-type="float" office:value="162.388" calcext:value-type="float">
            <text:p>162,39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8</text:p>
          </table:table-cell>
          <table:table-cell office:value-type="float" office:value="179.751" calcext:value-type="float">
            <text:p>179,75</text:p>
          </table:table-cell>
          <table:table-cell office:value-type="float" office:value="161.956" calcext:value-type="float">
            <text:p>161,96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9</text:p>
          </table:table-cell>
          <table:table-cell office:value-type="float" office:value="177.949" calcext:value-type="float">
            <text:p>177,95</text:p>
          </table:table-cell>
          <table:table-cell office:value-type="float" office:value="156.745" calcext:value-type="float">
            <text:p>156,75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0</text:p>
          </table:table-cell>
          <table:table-cell office:value-type="float" office:value="170.254" calcext:value-type="float">
            <text:p>170,25</text:p>
          </table:table-cell>
          <table:table-cell office:value-type="float" office:value="161.186" calcext:value-type="float">
            <text:p>161,19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1</text:p>
          </table:table-cell>
          <table:table-cell office:value-type="float" office:value="163.241" calcext:value-type="float">
            <text:p>163,24</text:p>
          </table:table-cell>
          <table:table-cell office:value-type="float" office:value="158.819" calcext:value-type="float">
            <text:p>158,82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2</text:p>
          </table:table-cell>
          <table:table-cell office:value-type="float" office:value="173.322" calcext:value-type="float">
            <text:p>173,32</text:p>
          </table:table-cell>
          <table:table-cell office:value-type="float" office:value="157.166" calcext:value-type="float">
            <text:p>157,17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3</text:p>
          </table:table-cell>
          <table:table-cell office:value-type="float" office:value="159.392" calcext:value-type="float">
            <text:p>159,39</text:p>
          </table:table-cell>
          <table:table-cell office:value-type="float" office:value="166.686" calcext:value-type="float">
            <text:p>166,69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4</text:p>
          </table:table-cell>
          <table:table-cell office:value-type="float" office:value="164.078" calcext:value-type="float">
            <text:p>164,08</text:p>
          </table:table-cell>
          <table:table-cell office:value-type="float" office:value="165.687" calcext:value-type="float">
            <text:p>165,69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5</text:p>
          </table:table-cell>
          <table:table-cell office:value-type="float" office:value="167.207" calcext:value-type="float">
            <text:p>167,21</text:p>
          </table:table-cell>
          <table:table-cell office:value-type="float" office:value="173.991" calcext:value-type="float">
            <text:p>173,99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6</text:p>
          </table:table-cell>
          <table:table-cell office:value-type="float" office:value="169.38" calcext:value-type="float">
            <text:p>169,38</text:p>
          </table:table-cell>
          <table:table-cell office:value-type="float" office:value="172.949" calcext:value-type="float">
            <text:p>172,95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7</text:p>
          </table:table-cell>
          <table:table-cell office:value-type="float" office:value="168.247" calcext:value-type="float">
            <text:p>168,25</text:p>
          </table:table-cell>
          <table:table-cell office:value-type="float" office:value="169.261" calcext:value-type="float">
            <text:p>169,26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8</text:p>
          </table:table-cell>
          <table:table-cell office:value-type="float" office:value="168.69" calcext:value-type="float">
            <text:p>168,69</text:p>
          </table:table-cell>
          <table:table-cell office:value-type="float" office:value="161.454" calcext:value-type="float">
            <text:p>161,45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9</text:p>
          </table:table-cell>
          <table:table-cell office:value-type="float" office:value="164.407" calcext:value-type="float">
            <text:p>164,41</text:p>
          </table:table-cell>
          <table:table-cell office:value-type="float" office:value="172.389" calcext:value-type="float">
            <text:p>172,39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0</text:p>
          </table:table-cell>
          <table:table-cell office:value-type="float" office:value="173.064" calcext:value-type="float">
            <text:p>173,06</text:p>
          </table:table-cell>
          <table:table-cell office:value-type="float" office:value="171.231" calcext:value-type="float">
            <text:p>171,23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1</text:p>
          </table:table-cell>
          <table:table-cell office:value-type="float" office:value="163.36" calcext:value-type="float">
            <text:p>163,36</text:p>
          </table:table-cell>
          <table:table-cell office:value-type="float" office:value="175.865" calcext:value-type="float">
            <text:p>175,87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2</text:p>
          </table:table-cell>
          <table:table-cell office:value-type="float" office:value="175.977" calcext:value-type="float">
            <text:p>175,98</text:p>
          </table:table-cell>
          <table:table-cell office:value-type="float" office:value="120.674" calcext:value-type="float">
            <text:p>120,67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3</text:p>
          </table:table-cell>
          <table:table-cell office:value-type="float" office:value="178.452" calcext:value-type="float">
            <text:p>178,45</text:p>
          </table:table-cell>
          <table:table-cell office:value-type="float" office:value="137.252" calcext:value-type="float">
            <text:p>137,25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4</text:p>
          </table:table-cell>
          <table:table-cell office:value-type="float" office:value="173.729" calcext:value-type="float">
            <text:p>173,73</text:p>
          </table:table-cell>
          <table:table-cell office:value-type="float" office:value="95.027" calcext:value-type="float">
            <text:p>95,03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5</text:p>
          </table:table-cell>
          <table:table-cell office:value-type="float" office:value="175.197" calcext:value-type="float">
            <text:p>175,20</text:p>
          </table:table-cell>
          <table:table-cell office:value-type="float" office:value="149.233" calcext:value-type="float">
            <text:p>149,23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6</text:p>
          </table:table-cell>
          <table:table-cell office:value-type="float" office:value="171.518" calcext:value-type="float">
            <text:p>171,52</text:p>
          </table:table-cell>
          <table:table-cell office:value-type="float" office:value="114.664" calcext:value-type="float">
            <text:p>114,66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7</text:p>
          </table:table-cell>
          <table:table-cell office:value-type="float" office:value="171.469" calcext:value-type="float">
            <text:p>171,47</text:p>
          </table:table-cell>
          <table:table-cell office:value-type="float" office:value="133.897" calcext:value-type="float">
            <text:p>133,90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8</text:p>
          </table:table-cell>
          <table:table-cell office:value-type="float" office:value="177.169" calcext:value-type="float">
            <text:p>177,17</text:p>
          </table:table-cell>
          <table:table-cell office:value-type="float" office:value="152.117" calcext:value-type="float">
            <text:p>152,12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9</text:p>
          </table:table-cell>
          <table:table-cell office:value-type="float" office:value="165.324" calcext:value-type="float">
            <text:p>165,32</text:p>
          </table:table-cell>
          <table:table-cell office:value-type="float" office:value="154.189" calcext:value-type="float">
            <text:p>154,19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0</text:p>
          </table:table-cell>
          <table:table-cell office:value-type="float" office:value="175.721" calcext:value-type="float">
            <text:p>175,72</text:p>
          </table:table-cell>
          <table:table-cell office:value-type="float" office:value="143.991" calcext:value-type="float">
            <text:p>143,99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1</text:p>
          </table:table-cell>
          <table:table-cell office:value-type="float" office:value="174.92" calcext:value-type="float">
            <text:p>174,92</text:p>
          </table:table-cell>
          <table:table-cell office:value-type="float" office:value="151.954" calcext:value-type="float">
            <text:p>151,95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2</text:p>
          </table:table-cell>
          <table:table-cell office:value-type="float" office:value="162.357" calcext:value-type="float">
            <text:p>162,36</text:p>
          </table:table-cell>
          <table:table-cell office:value-type="float" office:value="173.411" calcext:value-type="float">
            <text:p>173,41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3</text:p>
          </table:table-cell>
          <table:table-cell office:value-type="float" office:value="164.818" calcext:value-type="float">
            <text:p>164,82</text:p>
          </table:table-cell>
          <table:table-cell office:value-type="float" office:value="174.695" calcext:value-type="float">
            <text:p>174,70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4</text:p>
          </table:table-cell>
          <table:table-cell office:value-type="float" office:value="164.157" calcext:value-type="float">
            <text:p>164,16</text:p>
          </table:table-cell>
          <table:table-cell office:value-type="float" office:value="168.056" calcext:value-type="float">
            <text:p>168,06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5</text:p>
          </table:table-cell>
          <table:table-cell office:value-type="float" office:value="168.111" calcext:value-type="float">
            <text:p>168,11</text:p>
          </table:table-cell>
          <table:table-cell office:value-type="float" office:value="144.547" calcext:value-type="float">
            <text:p>144,55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6</text:p>
          </table:table-cell>
          <table:table-cell office:value-type="float" office:value="176.341" calcext:value-type="float">
            <text:p>176,34</text:p>
          </table:table-cell>
          <table:table-cell office:value-type="float" office:value="158.764" calcext:value-type="float">
            <text:p>158,76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7</text:p>
          </table:table-cell>
          <table:table-cell office:value-type="float" office:value="164.712" calcext:value-type="float">
            <text:p>164,71</text:p>
          </table:table-cell>
          <table:table-cell office:value-type="float" office:value="167.486" calcext:value-type="float">
            <text:p>167,49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8</text:p>
          </table:table-cell>
          <table:table-cell office:value-type="float" office:value="169.599" calcext:value-type="float">
            <text:p>169,60</text:p>
          </table:table-cell>
          <table:table-cell office:value-type="float" office:value="168.417" calcext:value-type="float">
            <text:p>168,42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9</text:p>
          </table:table-cell>
          <table:table-cell office:value-type="float" office:value="179.838" calcext:value-type="float">
            <text:p>179,84</text:p>
          </table:table-cell>
          <table:table-cell office:value-type="float" office:value="169.771" calcext:value-type="float">
            <text:p>169,77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40</text:p>
          </table:table-cell>
          <table:table-cell office:value-type="float" office:value="169.179" calcext:value-type="float">
            <text:p>169,18</text:p>
          </table:table-cell>
          <table:table-cell office:value-type="float" office:value="173.358" calcext:value-type="float">
            <text:p>173,36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table:number-columns-repeated="1019"/>
        </table:table-row>
      </table:table>
      <table:table table:name="Sheet4" table:style-name="ta1">
        <table:table-column table:style-name="co2" table:number-columns-repeated="5" table:default-cell-style-name="ce3"/>
        <table:table-column table:style-name="co2" table:number-columns-repeated="1019" table:default-cell-style-name="Default"/>
        <table:table-row table:style-name="ro1">
          <table:table-cell table:style-name="ce5" office:value-type="string" calcext:value-type="string">
            <text:p>Plante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NPA</text:p>
          </table:table-cell>
          <table:table-cell table:style-name="ce5" office:value-type="string" calcext:value-type="string">
            <text:p>Jour</text:p>
          </table:table-cell>
          <table:table-cell table:style-name="ce5" office:value-type="string" calcext:value-type="string">
            <text:p>angle</text:p>
          </table:table-cell>
          <table:table-cell table:style-name="ce7" table:number-columns-repeated="1019"/>
        </table:table-row>
        <table:table-row table:style-name="ro1">
          <table:table-cell office:value-type="string" calcext:value-type="string">
            <text:p>Plante 1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8.527" calcext:value-type="float">
            <text:p>168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3.283" calcext:value-type="float">
            <text:p>173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7.797" calcext:value-type="float">
            <text:p>177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4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9.992" calcext:value-type="float">
            <text:p>170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5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5.236" calcext:value-type="float">
            <text:p>175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6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7.78" calcext:value-type="float">
            <text:p>177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7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80" calcext:value-type="float">
            <text:p>180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8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9.751" calcext:value-type="float">
            <text:p>179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9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7.949" calcext:value-type="float">
            <text:p>177,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0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0.254" calcext:value-type="float">
            <text:p>170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1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3.241" calcext:value-type="float">
            <text:p>163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2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3.322" calcext:value-type="float">
            <text:p>173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3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59.392" calcext:value-type="float">
            <text:p>159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4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4.078" calcext:value-type="float">
            <text:p>164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5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7.207" calcext:value-type="float">
            <text:p>167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6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9.38" calcext:value-type="float">
            <text:p>169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7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8.247" calcext:value-type="float">
            <text:p>168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8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8.69" calcext:value-type="float">
            <text:p>168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9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4.407" calcext:value-type="float">
            <text:p>164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0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3.064" calcext:value-type="float">
            <text:p>173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1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3.36" calcext:value-type="float">
            <text:p>163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2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5.977" calcext:value-type="float">
            <text:p>176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3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8.452" calcext:value-type="float">
            <text:p>178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4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3.729" calcext:value-type="float">
            <text:p>173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5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5.197" calcext:value-type="float">
            <text:p>175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6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1.518" calcext:value-type="float">
            <text:p>171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7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1.469" calcext:value-type="float">
            <text:p>171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8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7.169" calcext:value-type="float">
            <text:p>177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9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5.324" calcext:value-type="float">
            <text:p>165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0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5.721" calcext:value-type="float">
            <text:p>175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1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4.92" calcext:value-type="float">
            <text:p>174,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2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2.357" calcext:value-type="float">
            <text:p>162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3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4.818" calcext:value-type="float">
            <text:p>164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4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4.157" calcext:value-type="float">
            <text:p>164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5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8.111" calcext:value-type="float">
            <text:p>168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6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6.341" calcext:value-type="float">
            <text:p>176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7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4.712" calcext:value-type="float">
            <text:p>164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8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9.599" calcext:value-type="float">
            <text:p>169,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9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9.838" calcext:value-type="float">
            <text:p>179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40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9.179" calcext:value-type="float">
            <text:p>169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.075" calcext:value-type="float">
            <text:p>155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7.071" calcext:value-type="float">
            <text:p>147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7.056" calcext:value-type="float">
            <text:p>177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4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1.355" calcext:value-type="float">
            <text:p>171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5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7.039" calcext:value-type="float">
            <text:p>177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6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8.83" calcext:value-type="float">
            <text:p>178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7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2.388" calcext:value-type="float">
            <text:p>162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8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1.956" calcext:value-type="float">
            <text:p>162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9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6.745" calcext:value-type="float">
            <text:p>156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0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1.186" calcext:value-type="float">
            <text:p>161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1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8.819" calcext:value-type="float">
            <text:p>158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2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7.166" calcext:value-type="float">
            <text:p>157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3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6.686" calcext:value-type="float">
            <text:p>166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4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5.687" calcext:value-type="float">
            <text:p>165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5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3.991" calcext:value-type="float">
            <text:p>174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6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2.949" calcext:value-type="float">
            <text:p>172,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7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9.261" calcext:value-type="float">
            <text:p>169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8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1.454" calcext:value-type="float">
            <text:p>161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19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2.389" calcext:value-type="float">
            <text:p>172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0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Ave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1.231" calcext:value-type="float">
            <text:p>171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1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5.865" calcext:value-type="float">
            <text:p>175,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2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0.674" calcext:value-type="float">
            <text:p>120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3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7.252" calcext:value-type="float">
            <text:p>137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4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5.027" calcext:value-type="float">
            <text:p>95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5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9.233" calcext:value-type="float">
            <text:p>149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6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4.664" calcext:value-type="float">
            <text:p>114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7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3.897" calcext:value-type="float">
            <text:p>133,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8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2.117" calcext:value-type="float">
            <text:p>152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29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4.189" calcext:value-type="float">
            <text:p>154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0</text:p>
          </table:table-cell>
          <table:table-cell office:value-type="string" calcext:value-type="string">
            <text:p>Courbe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3.991" calcext:value-type="float">
            <text:p>144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1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1.954" calcext:value-type="float">
            <text:p>152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2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3.411" calcext:value-type="float">
            <text:p>173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3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4.695" calcext:value-type="float">
            <text:p>174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4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8.056" calcext:value-type="float">
            <text:p>168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5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4.547" calcext:value-type="float">
            <text:p>144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6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8.764" calcext:value-type="float">
            <text:p>158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7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7.486" calcext:value-type="float">
            <text:p>167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8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8.417" calcext:value-type="float">
            <text:p>168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39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9.771" calcext:value-type="float">
            <text:p>169,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te 40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3.358" calcext:value-type="float">
            <text:p>173,4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5" table:default-cell-style-name="ce3"/>
        <table:table-column table:style-name="co2" table:number-columns-repeated="1019" table:default-cell-style-name="Default"/>
        <table:table-row table:style-name="ro1">
          <table:table-cell table:style-name="ce5" office:value-type="string" calcext:value-type="string">
            <text:p>plante</text:p>
          </table:table-cell>
          <table:table-cell table:style-name="ce5" office:value-type="string" calcext:value-type="string">
            <text:p>stimulus</text:p>
          </table:table-cell>
          <table:table-cell table:style-name="ce5" office:value-type="string" calcext:value-type="string">
            <text:p>npa</text:p>
          </table:table-cell>
          <table:table-cell table:style-name="ce5" office:value-type="string" calcext:value-type="string">
            <text:p>jour</text:p>
          </table:table-cell>
          <table:table-cell table:style-name="ce5" office:value-type="string" calcext:value-type="string">
            <text:p>angle</text:p>
          </table:table-cell>
          <table:table-cell table:style-name="ce7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8.527" calcext:value-type="float">
            <text:p>168,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3.283" calcext:value-type="float">
            <text:p>173,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7.797" calcext:value-type="float">
            <text:p>177,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9.992" calcext:value-type="float">
            <text:p>170,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5.236" calcext:value-type="float">
            <text:p>175,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7.78" calcext:value-type="float">
            <text:p>177,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80" calcext:value-type="float">
            <text:p>180,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9.751" calcext:value-type="float">
            <text:p>179,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7.949" calcext:value-type="float">
            <text:p>177,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0.254" calcext:value-type="float">
            <text:p>170,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3.241" calcext:value-type="float">
            <text:p>163,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3.322" calcext:value-type="float">
            <text:p>173,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59.392" calcext:value-type="float">
            <text:p>159,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4.078" calcext:value-type="float">
            <text:p>164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7.207" calcext:value-type="float">
            <text:p>167,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9.38" calcext:value-type="float">
            <text:p>169,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8.247" calcext:value-type="float">
            <text:p>168,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8.69" calcext:value-type="float">
            <text:p>168,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64.407" calcext:value-type="float">
            <text:p>164,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3.064" calcext:value-type="float">
            <text:p>173,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63.36" calcext:value-type="float">
            <text:p>163,4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75.977" calcext:value-type="float">
            <text:p>176,0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78.452" calcext:value-type="float">
            <text:p>178,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73.729" calcext:value-type="float">
            <text:p>173,7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75.197" calcext:value-type="float">
            <text:p>175,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71.518" calcext:value-type="float">
            <text:p>171,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71.469" calcext:value-type="float">
            <text:p>171,5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77.169" calcext:value-type="float">
            <text:p>177,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65.324" calcext:value-type="float">
            <text:p>165,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75.721" calcext:value-type="float">
            <text:p>175,7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74.92" calcext:value-type="float">
            <text:p>174,9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62.357" calcext:value-type="float">
            <text:p>162,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64.818" calcext:value-type="float">
            <text:p>164,8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64.157" calcext:value-type="float">
            <text:p>164,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68.111" calcext:value-type="float">
            <text:p>168,1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76.341" calcext:value-type="float">
            <text:p>176,3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64.712" calcext:value-type="float">
            <text:p>164,7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69.599" calcext:value-type="float">
            <text:p>169,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79.838" calcext:value-type="float">
            <text:p>179,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69.179" calcext:value-type="float">
            <text:p>169,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.075" calcext:value-type="float">
            <text:p>155,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7.071" calcext:value-type="float">
            <text:p>147,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7.056" calcext:value-type="float">
            <text:p>177,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1.355" calcext:value-type="float">
            <text:p>171,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7.039" calcext:value-type="float">
            <text:p>177,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8.83" calcext:value-type="float">
            <text:p>178,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2.388" calcext:value-type="float">
            <text:p>162,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1.956" calcext:value-type="float">
            <text:p>162,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6.745" calcext:value-type="float">
            <text:p>156,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1.186" calcext:value-type="float">
            <text:p>161,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8.819" calcext:value-type="float">
            <text:p>158,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7.166" calcext:value-type="float">
            <text:p>157,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6.686" calcext:value-type="float">
            <text:p>166,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5.687" calcext:value-type="float">
            <text:p>165,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3.991" calcext:value-type="float">
            <text:p>174,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2.949" calcext:value-type="float">
            <text:p>172,9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9.261" calcext:value-type="float">
            <text:p>169,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1.454" calcext:value-type="float">
            <text:p>161,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2.389" calcext:value-type="float">
            <text:p>172,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1.231" calcext:value-type="float">
            <text:p>171,2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u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5.865" calcext:value-type="float">
            <text:p>175,9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u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0.674" calcext:value-type="float">
            <text:p>120,7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u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7.252" calcext:value-type="float">
            <text:p>137,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u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5.027" calcext:value-type="float">
            <text:p>95,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9.233" calcext:value-type="float">
            <text:p>149,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u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4.664" calcext:value-type="float">
            <text:p>114,7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u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3.897" calcext:value-type="float">
            <text:p>133,9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u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2.117" calcext:value-type="float">
            <text:p>152,1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u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4.189" calcext:value-type="float">
            <text:p>154,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u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3.991" calcext:value-type="float">
            <text:p>144,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1.954" calcext:value-type="float">
            <text:p>152,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3.411" calcext:value-type="float">
            <text:p>173,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4.695" calcext:value-type="float">
            <text:p>174,7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8.056" calcext:value-type="float">
            <text:p>168,1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4.547" calcext:value-type="float">
            <text:p>144,5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8.764" calcext:value-type="float">
            <text:p>158,8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7.486" calcext:value-type="float">
            <text:p>167,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8.417" calcext:value-type="float">
            <text:p>168,4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9.771" calcext:value-type="float">
            <text:p>169,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3.358" calcext:value-type="float">
            <text:p>173,4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4:04:01.335288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1T09:05:30.943001057</dc:date>
    <meta:editing-duration>PT22H25M23S</meta:editing-duration>
    <meta:editing-cycles>3</meta:editing-cycles>
    <meta:generator>LibreOffice/6.0.5.2$MacOSX_X86_64 LibreOffice_project/54c8cbb85f300ac59db32fe8a675ff7683cd5a16</meta:generator>
    <dc:creator>Pierre Tocquin</dc:creator>
    <meta:document-statistic meta:table-count="4" meta:cell-count="1207" meta:object-count="0"/>
  </office:meta>
</office:document-meta>
</file>